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26655402058794232" text:style-name="L1">
        <text:list-item>
          <text:p text:style-name="P3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0"><text:span text:style-name="T7"/></text:p>
            <text:p text:style-name="P20"><text:span text:style-name="T7"/></text:p>
            <text:p text:style-name="P20"><text:span text:style-name="T7">out of him / his verdict</text:span></text:p>
            <text:p text:style-name="P20"><text:span text:style-name="T7">and his exaltation / to go out</text:span></text:p>
            <text:p text:style-name="P20"><text:soft-page-break/><text:span text:style-name="T7"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>@@@</text:p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 יָבוֹא מְגַמַּת פְּנֵיהֶם קָדִימָה <text:soft-page-break/>וַיֶּאֱסֹף כַּחוֹל שֶׁבִי</text:p>
          </table:table-cell>
          <table:table-cell table:style-name="表84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יִתְקַלָּס וְרֹזְנִים מִשְׂחָק לוֹ הוּא לְכָל־מִבְצָר יִשְׂחָק וַיִּצְבֹּר עָפָר וַיִּלְכְּדָהּ</text:p>
          </table:table-cell>
          <table:table-cell table:style-name="表85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ext:soft-page-break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642674563706084208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<text:soft-page-break/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1T12:32:01.77</dc:date>
    <dc:creator>iwabuchi ken</dc:creator>
    <meta:editing-duration>P2DT15H50M24S</meta:editing-duration>
    <meta:editing-cycles>151</meta:editing-cycles>
    <meta:generator>OpenOffice/4.1.3$Win32 OpenOffice.org_project/413m1$Build-9783</meta:generator>
    <meta:document-statistic meta:table-count="89" meta:image-count="0" meta:object-count="0" meta:page-count="43" meta:paragraph-count="1052" meta:word-count="4070" meta:character-count="24071"/>
  </office:meta>
</office:document-meta>
</file>